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1f4d78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2083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="swiss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0694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 style:parent-style-name="Graphics">
      <style:graphic-properties draw:fill="none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2083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="swiss" style:font-family-generic-asian="roman" style:font-family-generic-complex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2083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="swiss" style:font-family-generic-asian="roman" style:font-family-generic-complex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0694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0694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="swiss" style:font-family-generic-asian="roman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2083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1f4d78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="swiss" style:font-family-generic-asian="roman" style:font-family-generic-complex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solid" draw:fill-color="#ed7d31" draw:opacity="100%" draw:stroke="solid" svg:stroke-width="0.00694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="swiss" style:font-family-generic-asian="roman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="swiss" style:font-family-generic-asian="roman" style:font-family-generic-complex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Arial" style:font-family-generic="swiss" style:font-family-generic-asian="roman" style:font-family-generic-complex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0in, 0in, 0in, 0in)" draw:stroke="non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Grafik 10" svg:x="1.33945in" svg:y="0.5in" svg:width="6.30208in" svg:height="4.19792in" style:rel-width="scale" style:rel-height="scale">
          <draw:image xlink:href="media/image1.png" xlink:type="simple" xlink:show="embed" xlink:actuate="onLoad"/>
          <svg:title/>
          <svg:desc/>
        </draw:frame>
        <draw:custom-shape svg:x="3.19622in" svg:y="0.67908in" svg:width="4.34375in" svg:height="3.97639in" draw:id="id64" draw:style-name="a384" draw:name="Abgerundetes Rechteck 1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65" draw:style-name="a388" draw:name="Textfeld 130" svg:x="4.36896in" svg:y="2.55035in" svg:width="2in" svg:height="0.43056in">
          <draw:text-box>
            <text:p text:style-name="a387" text:class-names="" text:cond-style-name=""><text:span text:style-name="a385" text:class-names="">Graphs Panel</text:span><text:span text:style-name="a386" text:class-names=""/></text:p>
          </draw:text-box>
          <svg:title/>
          <svg:desc/>
        </draw:frame>
        <draw:custom-shape svg:x="1.3733in" svg:y="0.67491in" svg:width="1.82292in" svg:height="3.98472in" draw:id="id66" draw:style-name="a391" draw:name="Abgerundetes Rechteck 140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67" draw:style-name="a395" draw:name="Textfeld 141" svg:x="1.52521in" svg:y="2.69618in" svg:width="1.56944in" svg:height="0.34549in">
          <draw:text-box>
            <text:p text:style-name="a394" text:class-names="" text:cond-style-name=""><text:span text:style-name="a392" text:class-names="">Control Panel</text:span><text:span text:style-name="a393" text:class-names=""/></text:p>
          </draw:text-box>
          <svg:title/>
          <svg:desc/>
        </draw:frame>
        <draw:custom-shape svg:x="2.79579in" svg:y="1.07821in" svg:width="1.36458in" svg:height="0.39583in" draw:id="id68" draw:style-name="a399" draw:name="Legende mit Linie 1 20">
          <svg:title/>
          <svg:desc/>
          <text:p text:style-name="a398" text:class-names="" text:cond-style-name=""><text:span text:style-name="a396" text:class-names="">Control Buttons</text:span><text:span text:style-name="a39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-74343 -2273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  <draw:custom-shape svg:x="1.33945in" svg:y="0in" svg:width="13.33333in" svg:height="0.5in" draw:id="id69" draw:style-name="a402" draw:name="Rectangle 7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945in" svg:y="0.58333in" svg:width="13.33333in" svg:height="0in" draw:id="id70" draw:style-name="a408" draw:name="Rectangle 11">
          <svg:title/>
          <svg:desc/>
          <text:p text:style-name="a404" text:class-names="" text:cond-style-name=""><text:span text:style-name="a403" text:class-names=""/></text:p>
          <text:p text:style-name="a407" text:class-names="" text:cond-style-name=""><text:span text:style-name="a405" text:class-names=""><text:s text:c="1"/></text:span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945in" svg:y="4.78125in" svg:width="13.33333in" svg:height="0in" draw:id="id71" draw:style-name="a411" draw:name="Rectangle 12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412" draw:master-page-name="Master1-Layout2-obj-Title-and-Content" presentation:presentation-page-layout-name="Master1-PPL2" draw:id="Slide-257">
        <draw:g draw:name="Group 9" draw:id="id72">
          <svg:title/>
          <svg:desc/>
          <draw:frame draw:id="id73" draw:style-name="a413" draw:name="Picture 3" svg:x="0.74505in" svg:y="0.70863in" svg:width="8.58485in" svg:height="5.22683in" style:rel-width="scale" style:rel-height="scale">
            <draw:image xlink:href="media/image2.png" xlink:type="simple" xlink:show="embed" xlink:actuate="onLoad"/>
            <svg:title/>
            <svg:desc/>
          </draw:frame>
          <draw:custom-shape svg:x="3.29635in" svg:y="0.95529in" svg:width="5.96533in" svg:height="4.98017in" draw:id="id74" draw:style-name="a416" draw:name="Abgerundetes Rechteck 129">
            <svg:title/>
            <svg:desc/>
            <text:p text:style-name="a415" text:class-names="" text:cond-style-name=""><text:span text:style-name="a41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75" draw:style-name="a420" draw:name="Textfeld 130" svg:x="5.41569in" svg:y="3.10677in" svg:width="2in" svg:height="0.43056in">
            <draw:text-box>
              <text:p text:style-name="a419" text:class-names="" text:cond-style-name=""><text:span text:style-name="a417" text:class-names="">Graphs Panel</text:span><text:span text:style-name="a418" text:class-names=""/></text:p>
            </draw:text-box>
            <svg:title/>
            <svg:desc/>
          </draw:frame>
          <draw:custom-shape svg:x="0.76583in" svg:y="0.95529in" svg:width="2.46231in" svg:height="4.98017in" draw:id="id76" draw:style-name="a423" draw:name="Abgerundetes Rechteck 140">
            <svg:title/>
            <svg:desc/>
            <text:p text:style-name="a422" text:class-names="" text:cond-style-name=""><text:span text:style-name="a421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77" draw:style-name="a427" draw:name="Textfeld 141" svg:x="0.91774in" svg:y="2.97656in" svg:width="1.56944in" svg:height="0.34549in">
            <draw:text-box>
              <text:p text:style-name="a426" text:class-names="" text:cond-style-name=""><text:span text:style-name="a424" text:class-names="">Control Panel</text:span><text:span text:style-name="a425" text:class-names=""/></text:p>
            </draw:text-box>
            <svg:title/>
            <svg:desc/>
          </draw:frame>
          <draw:custom-shape svg:x="3.35386in" svg:y="1.36662in" svg:width="1.36458in" svg:height="0.39583in" draw:id="id78" draw:style-name="a431" draw:name="Legende mit Linie 1 20">
            <svg:title/>
            <svg:desc/>
            <text:p text:style-name="a430" text:class-names="" text:cond-style-name=""><text:span text:style-name="a428" text:class-names="">Control Buttons</text:span><text:span text:style-name="a42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2 ?f1 ?f3 ?f0 ?f3 Z N F M ?f9 ?f8 L ?f11 ?f10 N" draw:text-areas="?f0 ?f2 ?f1 ?f3" draw:modifiers="18750 -8333 -74343 -22736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?f6 / 21600"/>
              <draw:equation draw:name="f8" draw:formula="?f4 * ?f13 / 100000"/>
              <draw:equation draw:name="f9" draw:formula="?f5 * ?f12 / 100000"/>
              <draw:equation draw:name="f10" draw:formula="?f4 * ?f15 / 100000"/>
              <draw:equation draw:name="f11" draw:formula="?f5 * ?f14 / 100000"/>
              <draw:equation draw:name="f12" draw:formula="$1 / ?f7"/>
              <draw:equation draw:name="f13" draw:formula="$0 / ?f7"/>
              <draw:equation draw:name="f14" draw:formula="$3 / ?f7"/>
              <draw:equation draw:name="f15" draw:formula="$2 / ?f7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oneer Shatat-Herres</meta:initial-creator>
    <dc:creator>Moneer Shatat-Herres</dc:creator>
    <meta:creation-date>2019-05-10T09:16:28Z</meta:creation-date>
    <dc:date>2019-05-10T11:42:31Z</dc:date>
    <meta:editing-cycles>1</meta:editing-cycles>
    <meta:editing-duration>PT8762S</meta:editing-duration>
    <meta:document-statistic meta:paragraph-count="8" meta:word-count="13"/>
  </office:meta>
</office:document-meta>
</file>